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0af2df" officeooo:paragraph-rsid="000af2df"/>
    </style:style>
    <style:style style:name="P2" style:family="paragraph" style:parent-style-name="Standard">
      <style:text-properties style:font-name="Nimbus Sans L" officeooo:rsid="0008c45a" officeooo:paragraph-rsid="0008c45a"/>
    </style:style>
    <style:style style:name="P3" style:family="paragraph" style:parent-style-name="Standard">
      <style:text-properties style:font-name="Nimbus Sans L" officeooo:rsid="0009317d" officeooo:paragraph-rsid="0009317d"/>
    </style:style>
    <style:style style:name="P4" style:family="paragraph" style:parent-style-name="Standard">
      <style:text-properties style:font-name="Nimbus Sans L" officeooo:rsid="000af2df" officeooo:paragraph-rsid="000af2df"/>
    </style:style>
    <style:style style:name="P5" style:family="paragraph" style:parent-style-name="Standard">
      <style:text-properties style:font-name="Nimbus Sans L" officeooo:rsid="000af2df" officeooo:paragraph-rsid="000f72e1"/>
    </style:style>
    <style:style style:name="P6" style:family="paragraph" style:parent-style-name="Standard">
      <style:text-properties style:font-name="Nimbus Sans L" officeooo:rsid="000af2df" officeooo:paragraph-rsid="000cc975"/>
    </style:style>
    <style:style style:name="P7" style:family="paragraph" style:parent-style-name="Standard">
      <style:text-properties style:font-name="Nimbus Sans L" officeooo:rsid="000dabec" officeooo:paragraph-rsid="000dabec"/>
    </style:style>
    <style:style style:name="P8" style:family="paragraph" style:parent-style-name="Standard">
      <style:text-properties style:font-name="Nimbus Sans L" fo:font-weight="bold" officeooo:rsid="000dabec" officeooo:paragraph-rsid="000dabec" style:font-weight-asian="bold" style:font-weight-complex="bold"/>
    </style:style>
    <style:style style:name="P9" style:family="paragraph" style:parent-style-name="Standard">
      <style:text-properties style:font-name="Nimbus Sans L" fo:font-weight="bold" officeooo:rsid="000f72e1" officeooo:paragraph-rsid="000f72e1" style:font-weight-asian="bold" style:font-weight-complex="bold"/>
    </style:style>
    <style:style style:name="P10" style:family="paragraph" style:parent-style-name="Standard">
      <style:text-properties style:font-name="Nimbus Sans L" fo:font-style="italic" officeooo:rsid="000dabec" officeooo:paragraph-rsid="000dabe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Nimbus Sans L" fo:font-size="18pt" style:text-underline-style="solid" style:text-underline-width="auto" style:text-underline-color="font-color" fo:font-weight="bold" officeooo:rsid="000dabec" officeooo:paragraph-rsid="000dabe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Nimbus Sans L" fo:font-size="18pt" style:text-underline-style="solid" style:text-underline-width="auto" style:text-underline-color="font-color" fo:font-weight="bold" officeooo:rsid="000af2df" officeooo:paragraph-rsid="000af2df" style:font-size-asian="18pt" style:font-weight-asian="bold" style:font-size-complex="18pt" style:font-weight-complex="bold"/>
    </style:style>
    <style:style style:name="P13" style:family="paragraph" style:parent-style-name="Standard">
      <style:text-properties style:font-name="Nimbus Sans L" officeooo:rsid="000f72e1" officeooo:paragraph-rsid="000f72e1"/>
    </style:style>
    <style:style style:name="P14" style:family="paragraph" style:parent-style-name="Standard">
      <style:text-properties style:font-name="Nimbus Sans L" officeooo:rsid="000cc975" officeooo:paragraph-rsid="000cc975"/>
    </style:style>
    <style:style style:name="P15" style:family="paragraph" style:parent-style-name="Standard">
      <style:text-properties style:font-name="Nimbus Sans L" officeooo:rsid="0008c45a" officeooo:paragraph-rsid="0008c45a"/>
    </style:style>
    <style:style style:name="P16" style:family="paragraph" style:parent-style-name="Standard">
      <style:text-properties officeooo:rsid="000f72e1" officeooo:paragraph-rsid="000f72e1"/>
    </style:style>
    <style:style style:name="T1" style:family="text">
      <style:text-properties officeooo:rsid="0009317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333333" style:font-name="Nimbus Sans L" fo:font-size="12pt" fo:letter-spacing="normal" fo:font-style="normal" fo:font-weight="normal" officeooo:rsid="000af2df" style:font-weight-asian="normal" style:font-weight-complex="normal" fo:padding="0cm" fo:border="none"/>
    </style:style>
    <style:style style:name="T4" style:family="text">
      <style:text-properties style:font-name="Nimbus Sans L"/>
    </style:style>
    <style:style style:name="T5" style:family="text">
      <style:text-properties style:font-name="Nimbus Sans L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72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unch a python program on startup</text:p>
      <text:p text:style-name="P1"/>
      <text:p text:style-name="P7">Source: http://www.instructables.com/id/Raspberry-Pi-Launch-Python-script-on-startup/</text:p>
      <text:p text:style-name="P1"/>
      <text:p text:style-name="P8">1. Make a launcher script</text:p>
      <text:p text:style-name="P7">“camera_reader_launcher.sh” for our program</text:p>
      <text:p text:style-name="P7"/>
      <text:p text:style-name="P7">----------------------------------------</text:p>
      <text:p text:style-name="P10">#!/bin/sh</text:p>
      <text:p text:style-name="P10"># launcher.sh</text:p>
      <text:p text:style-name="P10"/>
      <text:p text:style-name="P10">cd /</text:p>
      <text:p text:style-name="P10">cd home/pi/Github/RPi_Camera_Reader</text:p>
      <text:p text:style-name="P10">sudo python mainVideoCapture.py</text:p>
      <text:p text:style-name="P7"><text:span text:style-name="T2">cd /</text:span></text:p>
      <text:p text:style-name="P7"><text:span text:style-name="T2">-----------------------------------------</text:span></text:p>
      <text:p text:style-name="P7"/>
      <text:p text:style-name="P7"><text:span text:style-name="T2"/></text:p>
      <text:p text:style-name="P7"><text:span text:style-name="T6">2. Make it executable</text:span></text:p>
      <text:p text:style-name="P7">$ chmod 755 camera_reader_launcher.sh</text:p>
      <text:p text:style-name="P7"/>
      <text:p text:style-name="P7">Test it with following command:</text:p>
      <text:p text:style-name="P7">$ sh camera_reader_launcher.sh</text:p>
      <text:p text:style-name="P1"/>
      <text:p text:style-name="P7"><text:span text:style-name="T6">3. Add auto-launch at startup using Crontab</text:span></text:p>
      <text:p text:style-name="P7">create a log folder in home directory</text:p>
      <text:p text:style-name="P7">$ cd</text:p>
      <text:p text:style-name="P7">$ mkdir logs</text:p>
      <text:p text:style-name="P7"/>
      <text:p text:style-name="P7">add to crontab:</text:p>
      <text:p text:style-name="P7">$ sudo crontab -e</text:p>
      <text:p text:style-name="P7"/>
      <text:p text:style-name="P7">enter the line at the end of the file:</text:p>
      <text:p text:style-name="P7">@reboot sh /home/pi/..../camera_reader_launcher.sh &gt;/home/pi/logs/cronlog 2&gt;&amp;1</text:p>
      <text:p text:style-name="P7"><text:s/></text:p>
      <text:p text:style-name="P8">4. Reboot</text:p>
      <text:p text:style-name="P7">The program should now start automatically at reboot:</text:p>
      <text:p text:style-name="P7">$ reboot</text:p>
      <text:p text:style-name="P1"/>
      <text:p text:style-name="P1"/>
      <text:p text:style-name="P9">Important Note:</text:p>
      <text:p text:style-name="P13">the function “raw_input” only works for Python 2 which is the default version in raspberry pi. If the version changes to Python 3, this function should be replaced by “input()”.</text:p>
      <text:p text:style-name="P13"/>
      <text:p text:style-name="P13"/>
      <text:p text:style-name="P13"/>
      <text:p text:style-name="P1"/>
      <text:p text:style-name="P1"/>
      <text:p text:style-name="P12"><text:soft-page-break/>Camera V2</text:p>
      <text:p text:style-name="P1"/>
      <text:p text:style-name="P5"><text:span text:style-name="T7">The </text:span>specs <text:span text:style-name="T7">can be found in the following website:</text:span></text:p>
      <text:p text:style-name="P5"><text:a xlink:type="simple" xlink:href="https://www.element14.com/community/docs/DOC-81672/l/new-pi-camera-and-pi-camera-noir-v2" text:style-name="Internet_20_link" text:visited-style-name="Visited_20_Internet_20_Link">https://www.element14.com/community/docs/DOC-81672/l/new-pi-camera-and-pi-camera-noir-v2</text:a></text:p>
      <text:p text:style-name="P5"/>
      <text:p text:style-name="P16"><text:span text:style-name="T4">In a nutshell, the camera resolution and frame rate ar</text:span><text:span text:style-name="T5">e </text:span><text:span text:style-name="Strong_20_Emphasis"><text:span text:style-name="T3">1080p at 30fps, 720p at 60 fps, and 640 by 480p at 90 fps.</text:span></text:span></text:p>
      <text:p text:style-name="P1"/>
      <text:p text:style-name="P9">Important Note: </text:p>
      <text:p text:style-name="P13">There is a trade-off between high-resolution and file of view as described in:</text:p>
      <text:p text:style-name="P14"><text:a xlink:type="simple" xlink:href="https://picamera.readthedocs.io/en/release-1.10/fov.html" text:style-name="Internet_20_link" text:visited-style-name="Visited_20_Internet_20_Link">https://picamera.readthedocs.io/en/release-1.10/fov.html</text:a></text:p>
      <text:p text:style-name="P6"/>
      <text:p text:style-name="P13">Specifically, a 1080p resolution (HD) limits the field of view.</text:p>
      <text:p text:style-name="P2"/>
      <text:p text:style-name="P2"/>
      <text:p text:style-name="P2"><text:span text:style-name="T7">To c</text:span>onvert <text:span text:style-name="T7">the default</text:span> h264 <text:span text:style-name="T7">video format </text:span>to MP4, <text:span text:style-name="T7">AVI, or others, follow the steps below:</text:span></text:p>
      <text:p text:style-name="P2"/>
      <text:p text:style-name="P2">- Download “<text:span text:style-name="T1">gpac</text:span>”</text:p>
      <text:p text:style-name="P3"><text:span text:style-name="T7">$ </text:span>sudo apt-get install gpac</text:p>
      <text:p text:style-name="P3"/>
      <text:p text:style-name="P2">- <text:span text:style-name="T1">Call command to convert</text:span></text:p>
      <text:p text:style-name="P3">MP4Box -add <text:span text:style-name="T2">original_video</text:span> <text:span text:style-name="T2">converted_vide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0:06:59.358631474</meta:creation-date>
    <dc:date>2016-05-24T19:02:10.482690951</dc:date>
    <meta:editing-duration>PT30M51S</meta:editing-duration>
    <meta:editing-cycles>6</meta:editing-cycles>
    <meta:generator>LibreOffice/4.3.3.2$Linux_ARM_EABI LibreOffice_project/430m0$Build-2</meta:generator>
    <meta:document-statistic meta:table-count="0" meta:image-count="0" meta:object-count="0" meta:page-count="2" meta:paragraph-count="43" meta:word-count="226" meta:character-count="1661" meta:non-whitespace-character-count="1475"/>
  </office:meta>
</office:document-meta>
</file>